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U</mi>
            <mrow>
              <mo fence="true" stretchy="false">(</mo>
              <mrow>
                <mi>r</mi>
              </mrow>
              <mo fence="true" stretchy="false">)</mo>
            </mrow>
            <mrow>
              <mspace width="2em"/>
              <mo stretchy="false">=</mo>
              <mspace width="2em"/>
            </mrow>
            <mrow>
              <mo stretchy="false">∫</mo>
              <mspace width="0.5em"/>
            </mrow>
            <mi>F</mi>
            <mrow>
              <mo fence="true" stretchy="false">(</mo>
              <mrow>
                <mi>r</mi>
              </mrow>
              <mo fence="true" stretchy="false">)</mo>
            </mrow>
            <mspace width="0.5em"/>
            <mtext>d</mtext>
            <mi>r</mi>
          </mrow>
        </mtd>
      </mtr>
      <mtr>
        <mtd>
          <mrow>
            <mrow>
              <mspace width="0.5em"/>
              <mo stretchy="false">=</mo>
              <mspace width="2em"/>
            </mrow>
            <mrow>
              <mo stretchy="false">∫</mo>
              <mspace width="0.5em"/>
            </mrow>
            <mi>G</mi>
            <mspace width="0.5em"/>
            <mfrac>
              <mrow>
                <msub>
                  <mi>m</mi>
                  <mn>1</mn>
                </msub>
                <mspace width="0.5em"/>
                <msub>
                  <mi>m</mi>
                  <mn>2</mn>
                </msub>
              </mrow>
              <msup>
                <mi>r</mi>
                <mn>2</mn>
              </msup>
            </mfrac>
            <mspace width="0.5em"/>
            <mtext>d</mtext>
            <mi>r</mi>
            <mrow>
              <mspace width="2em"/>
              <mo stretchy="false">=</mo>
              <mspace width="2em"/>
            </mrow>
            <mi>G</mi>
            <mspace width="0.5em"/>
            <msub>
              <mi>m</mi>
              <mn>1</mn>
            </msub>
            <mspace width="0.5em"/>
            <msub>
              <mi>m</mi>
              <mn>2</mn>
            </msub>
            <mspace width="0.5em"/>
            <mrow>
              <mo stretchy="false">∫</mo>
              <mspace width="0.5em"/>
            </mrow>
            <mfrac>
              <mn>1</mn>
              <msup>
                <mi>r</mi>
                <mn>2</mn>
              </msup>
            </mfrac>
            <mspace width="0.5em"/>
            <mtext>d</mtext>
            <mi>r</mi>
            <mrow>
              <mspace width="2em"/>
              <mo stretchy="false">=</mo>
              <mspace width="2em"/>
            </mrow>
            <mi>G</mi>
            <mspace width="0.5em"/>
            <msub>
              <mi>m</mi>
              <mn>1</mn>
            </msub>
            <mspace width="0.5em"/>
            <msub>
              <mi>m</mi>
              <mn>2</mn>
            </msub>
            <mspace width="0.5em"/>
            <mrow>
              <mo fence="true" stretchy="true">(</mo>
              <mrow>
                <mrow>
                  <mfrac>
                    <mrow>
                      <mo stretchy="false">−</mo>
                      <mn>1</mn>
                    </mrow>
                    <mi>r</mi>
                  </mfrac>
                  <mrow>
                    <mspace width="2em"/>
                    <mo stretchy="false">+</mo>
                    <mspace width="2em"/>
                  </mrow>
                  <mi>c</mi>
                </mrow>
              </mrow>
              <mo fence="true" stretchy="true">)</mo>
            </mrow>
          </mrow>
        </mtd>
      </mtr>
      <mtr>
        <mtd>
          <mrow/>
        </mtd>
      </mtr>
      <mtr>
        <mtd>
          <mrow>
            <mi>U</mi>
            <mrow>
              <mo fence="true" stretchy="false">(</mo>
              <mrow>
                <mi>r</mi>
              </mrow>
              <mo fence="true" stretchy="false">)</mo>
            </mrow>
            <mrow>
              <mspace width="2em"/>
              <mo stretchy="false">=</mo>
              <mspace width="2em"/>
            </mrow>
            <mfrac>
              <mrow>
                <mrow>
                  <mo stretchy="false">−</mo>
                  <mi>G</mi>
                </mrow>
                <mspace width="0.5em"/>
                <msub>
                  <mi>m</mi>
                  <mn>1</mn>
                </msub>
                <mspace width="0.5em"/>
                <msub>
                  <mi>m</mi>
                  <mn>2</mn>
                </msub>
              </mrow>
              <mi>r</mi>
            </mfrac>
            <mrow>
              <mspace width="6em"/>
              <mo stretchy="false">∣</mo>
              <mspace width="2em"/>
            </mrow>
            <mtext>mit </mtext>
            <mi>c</mi>
            <mrow>
              <mspace width="2em"/>
              <mo stretchy="false">=</mo>
              <mspace width="2em"/>
            </mrow>
            <mn>0</mn>
          </mrow>
        </mtd>
      </mtr>
    </mtable>
    <annotation encoding="StarMath 5.0">U ( r ) ~=~ int ` F ( r ) ` "d" r newline 

`=~ int ` G ` {m _1 ` m _2} over {r^2} ` "d" r 
~=~ G ` m _1 ` m _2 ` int ` 1 over r^2 ` "d" r 
~=~ G ` m _1 ` m _2 ` 
left ( - 1 over r ~+~ c 
right ) newline newline 

U ( r ) ~=~ {- G ` m _1 ` m _2} over r ~~~divides~ "mit " c ~=~ 0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4:17:40.016000000</meta:creation-date>
    <dc:date>2015-03-06T14:26:17.156000000</dc:date>
    <meta:editing-duration>PT8M37S</meta:editing-duration>
    <meta:editing-cycles>1</meta:editing-cycles>
    <meta:generator>LibreOffice/4.3.4.1$Windows_x86 LibreOffice_project/bc356b2f991740509f321d70e4512a6a54c5f243</meta:generator>
  </office:meta>
</office:document-meta>
</file>